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38cm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  <style:text-properties style:font-size-asian="24pt" style:language-asian="ja" style:country-asian="JP" style:font-size-complex="24pt"/>
    </style:style>
    <style:style style:name="P2" style:family="paragraph">
      <style:paragraph-properties fo:margin-left="6cm" fo:margin-right="0cm" fo:text-indent="-0.6cm"/>
      <style:text-properties style:font-size-asian="24pt" style:language-asian="ja" style:country-asian="JP" style:font-size-complex="24pt"/>
    </style:style>
    <style:style style:name="P3" style:family="paragraph">
      <style:paragraph-properties fo:margin-left="0cm" fo:margin-right="0cm" fo:text-indent="0cm"/>
      <style:text-properties style:font-size-asian="24pt" style:language-asian="ja" style:country-asian="JP" style:font-size-complex="24pt" fo:hyphenate="false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000000" style:text-outline="false" style:text-line-through-style="none" fo:font-family="Thorndale" style:font-family-generic="roman" style:font-pitch="variable" fo:font-size="44pt" fo:language="zxx" fo:country="none" fo:font-style="normal" fo:text-shadow="none" style:text-underline-style="none" fo:font-weight="normal" style:font-family-asian="'HG Mincho Light J'" style:font-size-asian="24pt" style:language-asian="ja" style:country-asian="JP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size-asian="24pt" style:language-asian="ja" style:country-asian="JP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Thorndale" style:font-family-generic="roman" style:font-pitch="variable" fo:font-size="44pt" fo:language="zxx" fo:country="none" fo:font-style="normal" fo:text-shadow="none" style:text-underline-style="none" fo:font-weight="normal" style:font-family-asian="'HG Mincho Light J'" style:font-size-asian="24pt" style:language-asian="ja" style:country-asian="JP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frame draw:style-name="gr1" draw:text-style-name="P3" draw:layer="layout" svg:width="14.02cm" svg:height="2.938cm" svg:x="2.921cm" svg:y="2.508cm">
          <draw:text-box>
            <text:p text:style-name="P1"><text:span text:style-name="T1">日</text:span><text:span text:style-name="T2">会議報告書</text:span><text:span text:style-name="T3">日付時刻</text:span></text:p>
            <text:p text:style-name="P2"><text:span text:style-name="T3">場所参加者司会会議報告書</text:span><text:span text:style-name="T1">日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" presentation:class="page"/>
          <draw:frame presentation:style-name="pr1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zxx" fo:country="none" style:font-family-asian="'Andale Sans UI'" style:font-pitch-asian="variable" style:font-size-asian="24pt" style:language-asian="ja" style:country-asian="JP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見出し_20_10" style:display-name="見出し 10" style:family="graphic">
      <style:paragraph-properties style:text-autospace="none"/>
      <style:text-properties fo:font-size="21.2000007629395pt" fo:language="zxx" fo:country="none" fo:font-weight="bold" style:font-size-asian="19.3999996185303pt" style:language-asian="ja" style:country-asian="JP" style:font-weight-asian="bold" style:font-size-complex="21.2000007629395pt"/>
    </style:style>
    <style:style style:name="表の内容" style:family="graphic">
      <style:paragraph-properties style:text-autospace="none"/>
      <style:text-properties fo:font-size="21.2000007629395pt" fo:language="zxx" fo:country="none" style:font-size-asian="19.3999996185303pt" style:language-asian="ja" style:country-asian="JP" style:font-size-complex="21.2000007629395pt"/>
    </style:style>
    <style:style style:name="表の見出し" style:family="graphic">
      <style:paragraph-properties fo:text-align="center" style:text-autospace="none"/>
      <style:text-properties fo:font-size="21.2000007629395pt" fo:language="zxx" fo:country="none" fo:font-style="italic" fo:font-weight="bold" style:font-size-asian="19.3999996185303pt" style:language-asian="ja" style:country-asian="JP" style:font-style-asian="italic" style:font-weight-asian="bold" style:font-size-complex="21.2000007629395pt" style:font-style-complex="italic" style:font-weight-complex="bold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標準-background" style:family="presentation">
      <style:graphic-properties draw:stroke="none" draw:fill="none"/>
    </style:style>
    <style:style style:name="標準-backgroundobjects" style:family="presentation">
      <style:graphic-properties draw:shadow="hidden" draw:shadow-offset-x="0.3cm" draw:shadow-offset-y="0.3cm" draw:shadow-color="#808080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標準" style:page-layout-name="PM1" draw:style-name="dp1">
      <presentation:notes style:page-layout-name="PM2">
        <draw:page-thumbnail presentation:style-name="標準-title" draw:layer="backgroundobjects" svg:width="13.705cm" svg:height="10.279cm" svg:x="3.641cm" svg:y="2.853cm" presentation:class="page"/>
        <draw:frame presentation:style-name="標準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Suite/8$Win32 OpenOffice.org_project/680m241$Build-9244</meta:generator>
    <meta:creation-date>2003-05-07T13:03:19</meta:creation-date>
    <dc:date>2008-01-03T17:01:34</dc:date>
    <meta:editing-cycles>4</meta:editing-cycles>
    <meta:editing-duration>PT31M15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